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167330" text:style-name="Numerazione_20_UC">
              <text:list-item text:start-value="1">
                <text:p text:style-name="Azione_20_attore">L'utente digita un termine nella barra di ricerca</text:p>
                <text:p text:style-name="Azione_20_sistema"/>
              </text:list-item>
              <text:list-item>
                <text:p text:style-name="Azione_20_attore">L'utente avvia la ricerca</text:p>
                <text:p text:style-name="Azione_20_sistema"/>
              </text:list-item>
              <text:list-item>
                <text:p text:style-name="Azione_20_sistema">Il sistema esegue la ricerca e genera la pagina con la lista dei risultati</text:p>
                <text:p text:style-name="Azione_20_attore"/>
              </text:list-item>
              <text:list-item>
                <text:p text:style-name="Azione_20_attore">L'utente visualizza la pagina (include <text:span text:style-name="T1">Visualizza lista argomenti</text:span>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effettua la ricerca e il sistema gli comunica l'eventuale risultato di essa.</text:p>
            <text:p text:style-name="Table_20_Contents">L'utente ha annullato la ricer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 risultati della ricerca vengono visualizzati entro 4 secondi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1:56:55.08</meta:creation-date>
    <meta:editing-duration>PT26M16S</meta:editing-duration>
    <meta:editing-cycles>6</meta:editing-cycles>
    <meta:generator>OpenOffice.org/3.3$Win32 OpenOffice.org_project/330m20$Build-9567</meta:generator>
    <dc:date>2012-10-21T17:30:01.77</dc:date>
    <dc:creator>Alfonso Piscitelli</dc:creator>
    <meta:document-statistic meta:table-count="1" meta:image-count="0" meta:object-count="0" meta:page-count="1" meta:paragraph-count="20" meta:word-count="123" meta:character-count="769"/>
  </office:meta>
</office:document-meta>
</file>